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830c" officeooo:paragraph-rsid="000d430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4307" officeooo:paragraph-rsid="000d4307" style:font-weight-asian="bold" style:font-weight-complex="bold"/>
    </style:style>
    <style:style style:name="P3" style:family="paragraph" style:parent-style-name="Standard">
      <style:text-properties fo:font-weight="bold" officeooo:rsid="001266a9" officeooo:paragraph-rsid="000d4307" style:font-weight-asian="bold" style:font-weight-complex="bold"/>
    </style:style>
    <style:style style:name="P4" style:family="paragraph" style:parent-style-name="Standard">
      <style:text-properties officeooo:rsid="0020830c" officeooo:paragraph-rsid="000d4307"/>
    </style:style>
    <style:style style:name="P5" style:family="paragraph" style:parent-style-name="Standard">
      <style:text-properties officeooo:rsid="0020830c" officeooo:paragraph-rsid="000d6954"/>
    </style:style>
    <style:style style:name="P6" style:family="paragraph" style:parent-style-name="Standard">
      <style:text-properties officeooo:rsid="0020830c" officeooo:paragraph-rsid="000eded1"/>
    </style:style>
    <style:style style:name="P7" style:family="paragraph" style:parent-style-name="Standard">
      <style:text-properties officeooo:rsid="001266a9" officeooo:paragraph-rsid="000d4307"/>
    </style:style>
    <style:style style:name="P8" style:family="paragraph" style:parent-style-name="Standard">
      <style:text-properties officeooo:rsid="002451ef" officeooo:paragraph-rsid="000d4307"/>
    </style:style>
    <style:style style:name="P9" style:family="paragraph" style:parent-style-name="Standard">
      <style:text-properties officeooo:rsid="002451ef" officeooo:paragraph-rsid="000d6954"/>
    </style:style>
    <style:style style:name="P10" style:family="paragraph" style:parent-style-name="Standard">
      <style:text-properties officeooo:rsid="00253d88" officeooo:paragraph-rsid="000d4307"/>
    </style:style>
    <style:style style:name="P11" style:family="paragraph" style:parent-style-name="Standard">
      <style:text-properties officeooo:rsid="00253d88" officeooo:paragraph-rsid="000d6954"/>
    </style:style>
    <style:style style:name="P12" style:family="paragraph" style:parent-style-name="Standard">
      <style:text-properties officeooo:rsid="0021e2e0" officeooo:paragraph-rsid="000d6954"/>
    </style:style>
    <style:style style:name="P13" style:family="paragraph" style:parent-style-name="Standard">
      <style:text-properties officeooo:rsid="0022090c" officeooo:paragraph-rsid="000d6954"/>
    </style:style>
    <style:style style:name="P14" style:family="paragraph" style:parent-style-name="Standard">
      <style:text-properties fo:font-weight="normal" officeooo:rsid="0010389e" officeooo:paragraph-rsid="0010389e" style:font-weight-asian="normal" style:font-weight-complex="normal"/>
    </style:style>
    <style:style style:name="T1" style:family="text">
      <style:text-properties officeooo:rsid="000d6954"/>
    </style:style>
    <style:style style:name="T2" style:family="text">
      <style:text-properties officeooo:rsid="0020830c"/>
    </style:style>
    <style:style style:name="T3" style:family="text">
      <style:text-properties officeooo:rsid="000eded1"/>
    </style:style>
    <style:style style:name="T4" style:family="text">
      <style:text-properties officeooo:rsid="00103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tgreSQL</text:p>
      <text:p text:style-name="P4"/>
      <text:p text:style-name="P6"><text:span text:style-name="T1">CREATE</text:span> <text:span text:style-name="T1">TABLE</text:span> <text:span text:style-name="T1">IF</text:span> <text:span text:style-name="T1">NOT</text:span> <text:span text:style-name="T1">EXISTS</text:span> "Rank" (id SERIAL PRIMARY KEY, type <text:span text:style-name="T3">VARCHAR</text:span>(15));</text:p>
      <text:p text:style-name="P5"><text:span text:style-name="T1">CREATE</text:span> <text:span text:style-name="T1">TABLE</text:span> <text:span text:style-name="T1">IF</text:span> <text:span text:style-name="T1">NOT</text:span> <text:span text:style-name="T1">EXISTS</text:span> "Kennel"(id SERIAL PRIMARY KEY, location <text:span text:style-name="T3">POINT</text:span>, idRank integer <text:span text:style-name="T3">REFERENCES</text:span> "Rank"(id));</text:p>
      <text:p text:style-name="P12"><text:span text:style-name="T1">CREATE TABLE IF NOT EXISTS</text:span> "User" (id <text:span text:style-name="T2">SERIAL PRIMARY KEY</text:span>, uid integer, accountEnabled <text:span text:style-name="T3">BOOLEAN</text:span>, <text:span text:style-name="T3">email VARCHAR(50), codeEmail VARCHAR(12)</text:span>, idRank <text:span text:style-name="T3">INTEGER</text:span> <text:span text:style-name="T3">REFERENCES</text:span> "Rank"(id));</text:p>
      <text:p text:style-name="P7"/>
      <text:p text:style-name="P9"><text:span text:style-name="T1">CREATE TABLE IF NOT EXISTS</text:span> "TypeAnimal" (id <text:span text:style-name="T2">SERIAL PRIMARY KEY</text:span>, name varchar(10), urlImage varchar(50));</text:p>
      <text:p text:style-name="P8"/>
      <text:p text:style-name="P9"><text:span text:style-name="T1">CREATE TABLE IF NOT EXISTS</text:span> "Bleed"(id <text:span text:style-name="T2">SERIAL PRIMARY KEY</text:span>, name varchar(50), needPermission boolean, urlImage varchar(50), idTypeAnimal integer references "TypeAnimal"(id));</text:p>
      <text:p text:style-name="P8"/>
      <text:p text:style-name="P11"><text:span text:style-name="T1">CREATE TABLE IF NOT EXISTS</text:span> "Animal" (id <text:span text:style-name="T2">SERIAL PRIMARY KEY</text:span>, dateCreation date, isAdopted boolean, numComplaint integer, location point, isDoneDeal boolean, idUserOwner integer references "User"(id), idUserDeal integer references "User"(id), idAnimal integer references "Animal"(id));</text:p>
      <text:p text:style-name="P8"/>
      <text:p text:style-name="P13"><text:span text:style-name="T1">CREATE TABLE IF NOT EXISTS</text:span> "Publication" (id <text:span text:style-name="T2">SERIAL PRIMARY KEY</text:span>, dateCreation date, isAdopted boolean, numComplaint integer, location point, isDoneDeal boolean, idUserOwner integer references "User"(id), idUserDeal integer references "User"(id), idAnimal integer references "Animal"(id));</text:p>
      <text:p text:style-name="P8"/>
      <text:p text:style-name="P11"><text:span text:style-name="T1">CREATE TABLE IF NOT EXISTS</text:span> "R_Reservation"(id <text:span text:style-name="T2">SERIAL PRIMARY KEY</text:span>, idUser integer references "User"(id), idBleed integer references "Bleed"(id), dateCreation date);</text:p>
      <text:p text:style-name="P10"/>
      <text:p text:style-name="P11"><text:span text:style-name="T1">CREATE TABLE IF NOT EXISTS</text:span> "R_Chat"(id <text:span text:style-name="T2">SERIAL PRIMARY KEY</text:span>, idUser integer references "User"(id), idAnimal integer references "Animal"(id), dateCreation date);</text:p>
      <text:p text:style-name="P7"/>
      <text:p text:style-name="P3">//<text:span text:style-name="T4">Inserts</text:span></text:p>
      <text:p text:style-name="P14">INSERT INTO "Rank" ("type") VALUES ('User');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21:17.708837948</meta:creation-date>
    <dc:date>2016-09-28T18:04:55.052796025</dc:date>
    <meta:editing-duration>PT9M5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92" meta:character-count="1595" meta:non-whitespace-character-count="1415"/>
  </office:meta>
</office:document-meta>
</file>